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dVariableResolver.processVariable( Token expr , List mapStack , int stackS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eparedVariableResolver.getNewVariableToken( String vari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ken.Token( int type , Input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ken.getModu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paredVariableResolver.PreparedVariableResolver( String expr , ServiceManager manag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reparedVariableResolver.resolve( InvokeContext context , Map objectModel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">
            <text:p text:style-name="Table_20_Contents">2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Token.Token(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paredVariableResolver.processModule( Token module , Token expr , Map objectModel , InvokeContext context , List mapStack , int stackSiz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reparedVariableResolver.PreparedVariableResolver( String expr ,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aredVariableResolv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ken.has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merge( Token new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aredVariableResolver.getNewModuleToken( String modu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oken.Token( int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paredVariableResolver.addToken( int type ,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oken.getStri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ken.Toke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